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ummyResourceAdapter.endpointDeactivation( MessageEndpointFactory arg0 , ActivationSpec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ummyResourceAdapter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ummyResourceAdapter.getXAResources( ActivationSpec [ ]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ResourceAdapter.DummyResourceAdap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ResourceAdapter.endpointActivation( MessageEndpointFactory arg0 , ActivationSpec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ummyResourceAdapter.start( BootstrapContext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